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004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2" style:family="table-cell" style:parent-style-name="Default" style:data-style-name="N37"/>
    <style:style style:name="ce2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"/>
        <table:table-column table:style-name="co6" table:default-cell-style-name="ce1"/>
        <table:table-column table:style-name="co1" table:number-columns-repeated="1010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10" table:formula="of:=([.J2]-[.J1])/[.L2]*5" office:value-type="time" office:time-value="PT52H30M48.717948718S" calcext:value-type="time">
            <text:p>52:30</text:p>
          </table:table-cell>
          <table:table-cell office:value-type="string" calcext:value-type="string">
            <text:p>Current Total Time</text:p>
          </table:table-cell>
          <table:table-cell table:style-name="ce10" table:formula="of:=SUM([.D2:.D10000])" office:value-type="time" office:time-value="PT451H11M00S" calcext:value-type="time">
            <text:p>451:11</text:p>
          </table:table-cell>
          <table:table-cell office:value-type="string" calcext:value-type="string">
            <text:p>Done (%)</text:p>
          </table:table-cell>
          <table:table-cell table:style-name="ce29" table:formula="of:=[.J1]/[.J2]" office:value-type="percentage" office:value="0.268561507936508" calcext:value-type="percentage">
            <text:p>26.856151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10" table:formula="of:=[.J1]/[.L5]*5" office:value-type="time" office:time-value="PT11H37M42.371134021S" calcext:value-type="time">
            <text:p>11:37</text:p>
          </table:table-cell>
          <table:table-cell office:value-type="string" calcext:value-type="string">
            <text:p>Total Time</text:p>
          </table:table-cell>
          <table:table-cell table:style-name="ce10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$1:.A$1048576])" office:value-type="float" office:value="117" calcext:value-type="float">
            <text:p>117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10" table:formula="of:=IF(([.H1]-[$Sheet3.F1]) &gt; 0; ([.H1]-[$Sheet3.F1]); 0 )" office:value-type="time" office:time-value="PT44H00M48.717949S" calcext:value-type="time">
            <text:p>44:00</text:p>
          </table:table-cell>
          <table:table-cell office:value-type="string" calcext:value-type="string">
            <text:p>Due By</text:p>
          </table:table-cell>
          <table:table-cell table:style-name="ce1" office:value-type="date" office:date-value="2022-07-30" calcext:value-type="date">
            <text:p>30/07/2022</text:p>
          </table:table-cell>
          <table:table-cell office:value-type="string" calcext:value-type="string">
            <text:p>Days Done</text:p>
          </table:table-cell>
          <table:table-cell table:formula="of:=MAX([.A$1:.A$1048576])-[.A2]" office:value-type="float" office:value="304" calcext:value-type="float">
            <text:p>304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19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10" table:formula="of:=[$Sheet3.F1]" office:value-type="time" office:time-value="PT08H30M00S" calcext:value-type="time">
            <text:p>08:30</text:p>
          </table:table-cell>
          <table:table-cell/>
          <table:table-cell table:style-name="ce19"/>
          <table:table-cell office:value-type="string" calcext:value-type="string">
            <text:p>Days Break</text:p>
          </table:table-cell>
          <table:table-cell table:style-name="ce19" table:formula="of:=SUM([.O2:.O10000])" office:value-type="float" office:value="110" calcext:value-type="float">
            <text:p>110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10"/>
          <table:table-cell/>
          <table:table-cell table:style-name="ce14"/>
          <table:table-cell office:value-type="string" calcext:value-type="string">
            <text:p>Days Done (excl Break)</text:p>
          </table:table-cell>
          <table:table-cell table:formula="of:=[.L3]-[.L4]" office:value-type="float" office:value="194" calcext:value-type="float">
            <text:p>194</text:p>
          </table:table-cell>
          <table:table-cell table:number-columns-repeated="2"/>
          <table:table-cell table:formula="of:=[.N5]-[.M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10"/>
          <table:table-cell table:number-columns-repeated="6"/>
          <table:table-cell table:formula="of:=[.N6]-[.M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5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1"/>
          <table:table-cell table:style-name="ce3" table:number-columns-repeated="2"/>
          <table:table-cell table:style-name="ce10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18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6" office:value-type="time" office:time-value="PT13H30M00S" calcext:value-type="time">
            <text:p>01:30 PM</text:p>
          </table:table-cell>
          <table:table-cell table:style-name="ce6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6" office:value-type="time" office:time-value="PT14H00M00S" calcext:value-type="time">
            <text:p>02:00 PM</text:p>
          </table:table-cell>
          <table:table-cell table:style-name="ce6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10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10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10"/>
          <table:table-cell table:style-name="ce9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9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10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10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10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10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10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10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10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10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10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9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191]-[.B191]+([.C191]&lt;[.B191]))" office:value-type="time" office:time-value="PT04H35M00S" calcext:value-type="time">
            <text:p>04:35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formula="of:=([.C192]-[.B192]+([.C192]&lt;[.B192]))" office:value-type="time" office:time-value="PT00H00M00S" calcext:value-type="time">
            <text:p>00:0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3]-[.B193]+([.C193]&lt;[.B193]))" office:value-type="time" office:time-value="PT00H00M00S" calcext:value-type="time">
            <text:p>00:00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4]-[.B194]+([.C194]&lt;[.B194]))" office:value-type="time" office:time-value="PT00H00M00S" calcext:value-type="time">
            <text:p>00:00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5]-[.B195]+([.C195]&lt;[.B195]))" office:value-type="time" office:time-value="PT00H00M00S" calcext:value-type="time">
            <text:p>00:00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6]-[.B196]+([.C196]&lt;[.B196]))" office:value-type="time" office:time-value="PT00H00M00S" calcext:value-type="time">
            <text:p>00:00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7]-[.B197]+([.C197]&lt;[.B197]))" office:value-type="time" office:time-value="PT00H00M00S" calcext:value-type="time">
            <text:p>00:0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8]-[.B198]+([.C198]&lt;[.B198]))" office:value-type="time" office:time-value="PT00H00M00S" calcext:value-type="time">
            <text:p>00:00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199]-[.B199]+([.C199]&lt;[.B199]))" office:value-type="time" office:time-value="PT00H00M00S" calcext:value-type="time">
            <text:p>00:0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0]-[.B200]+([.C200]&lt;[.B200]))" office:value-type="time" office:time-value="PT00H00M00S" calcext:value-type="time">
            <text:p>00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1]-[.B201]+([.C201]&lt;[.B201]))" office:value-type="time" office:time-value="PT00H00M00S" calcext:value-type="time">
            <text:p>00:00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2]-[.B202]+([.C202]&lt;[.B202]))" office:value-type="time" office:time-value="PT00H00M00S" calcext:value-type="time">
            <text:p>00:0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3]-[.B203]+([.C203]&lt;[.B203]))" office:value-type="time" office:time-value="PT00H00M00S" calcext:value-type="time">
            <text:p>00:0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4]-[.B204]+([.C204]&lt;[.B204]))" office:value-type="time" office:time-value="PT00H00M00S" calcext:value-type="time">
            <text:p>00:0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5]-[.B205]+([.C205]&lt;[.B205]))" office:value-type="time" office:time-value="PT00H00M00S" calcext:value-type="time">
            <text:p>00:0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6]-[.B206]+([.C206]&lt;[.B206]))" office:value-type="time" office:time-value="PT00H00M00S" calcext:value-type="time">
            <text:p>00:0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7]-[.B207]+([.C207]&lt;[.B207]))" office:value-type="time" office:time-value="PT00H00M00S" calcext:value-type="time">
            <text:p>00:0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8]-[.B208]+([.C208]&lt;[.B208]))" office:value-type="time" office:time-value="PT00H00M00S" calcext:value-type="time">
            <text:p>00:00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09]-[.B209]+([.C209]&lt;[.B209]))" office:value-type="time" office:time-value="PT00H00M00S" calcext:value-type="time">
            <text:p>00:0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0]-[.B210]+([.C210]&lt;[.B210]))" office:value-type="time" office:time-value="PT00H00M00S" calcext:value-type="time">
            <text:p>00:0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1]-[.B211]+([.C211]&lt;[.B211]))" office:value-type="time" office:time-value="PT00H00M00S" calcext:value-type="time">
            <text:p>00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2]-[.B212]+([.C212]&lt;[.B212]))" office:value-type="time" office:time-value="PT00H00M00S" calcext:value-type="time">
            <text:p>00:0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3]-[.B213]+([.C213]&lt;[.B213]))" office:value-type="time" office:time-value="PT00H00M00S" calcext:value-type="time">
            <text:p>00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4]-[.B214]+([.C214]&lt;[.B214]))" office:value-type="time" office:time-value="PT00H00M00S" calcext:value-type="time">
            <text:p>00:0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5]-[.B215]+([.C215]&lt;[.B215]))" office:value-type="time" office:time-value="PT00H00M00S" calcext:value-type="time">
            <text:p>00:0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6]-[.B216]+([.C216]&lt;[.B216]))" office:value-type="time" office:time-value="PT00H00M00S" calcext:value-type="time">
            <text:p>00:0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7]-[.B217]+([.C217]&lt;[.B217]))" office:value-type="time" office:time-value="PT00H00M00S" calcext:value-type="time">
            <text:p>00:00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8]-[.B218]+([.C218]&lt;[.B218]))" office:value-type="time" office:time-value="PT00H00M00S" calcext:value-type="time">
            <text:p>00:0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19]-[.B219]+([.C219]&lt;[.B219]))" office:value-type="time" office:time-value="PT00H00M00S" calcext:value-type="time">
            <text:p>00:00</text:p>
          </table:table-cell>
          <table:table-cell table:number-columns-repeated="2"/>
          <table:table-cell table:style-name="ce10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0]-[.B220]+([.C220]&lt;[.B220]))" office:value-type="time" office:time-value="PT00H00M00S" calcext:value-type="time">
            <text:p>00:00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1]-[.B221]+([.C221]&lt;[.B221]))" office:value-type="time" office:time-value="PT00H00M00S" calcext:value-type="time">
            <text:p>00:00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2]-[.B222]+([.C222]&lt;[.B222]))" office:value-type="time" office:time-value="PT00H00M00S" calcext:value-type="time">
            <text:p>00:00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3]-[.B223]+([.C223]&lt;[.B223]))" office:value-type="time" office:time-value="PT00H00M00S" calcext:value-type="time">
            <text:p>00:00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4]-[.B224]+([.C224]&lt;[.B224]))" office:value-type="time" office:time-value="PT00H00M00S" calcext:value-type="time">
            <text:p>00:00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5]-[.B225]+([.C225]&lt;[.B225]))" office:value-type="time" office:time-value="PT00H00M00S" calcext:value-type="time">
            <text:p>00:00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6]-[.B226]+([.C226]&lt;[.B226]))" office:value-type="time" office:time-value="PT00H00M00S" calcext:value-type="time">
            <text:p>00:00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7]-[.B227]+([.C227]&lt;[.B227]))" office:value-type="time" office:time-value="PT00H00M00S" calcext:value-type="time">
            <text:p>00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8]-[.B228]+([.C228]&lt;[.B228]))" office:value-type="time" office:time-value="PT00H00M00S" calcext:value-type="time">
            <text:p>00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29]-[.B229]+([.C229]&lt;[.B229]))" office:value-type="time" office:time-value="PT00H00M00S" calcext:value-type="time">
            <text:p>00:0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0]-[.B230]+([.C230]&lt;[.B230]))" office:value-type="time" office:time-value="PT00H00M00S" calcext:value-type="time">
            <text:p>00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1]-[.B231]+([.C231]&lt;[.B231]))" office:value-type="time" office:time-value="PT00H00M00S" calcext:value-type="time">
            <text:p>00:0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2]-[.B232]+([.C232]&lt;[.B232]))" office:value-type="time" office:time-value="PT00H00M00S" calcext:value-type="time">
            <text:p>00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3]-[.B233]+([.C233]&lt;[.B233]))" office:value-type="time" office:time-value="PT00H00M00S" calcext:value-type="time">
            <text:p>00:0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4]-[.B234]+([.C234]&lt;[.B234]))" office:value-type="time" office:time-value="PT00H00M00S" calcext:value-type="time">
            <text:p>00:0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5]-[.B235]+([.C235]&lt;[.B235]))" office:value-type="time" office:time-value="PT00H00M00S" calcext:value-type="time">
            <text:p>00:00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6]-[.B236]+([.C236]&lt;[.B236]))" office:value-type="time" office:time-value="PT00H00M00S" calcext:value-type="time">
            <text:p>00:0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7]-[.B237]+([.C237]&lt;[.B237]))" office:value-type="time" office:time-value="PT00H00M00S" calcext:value-type="time">
            <text:p>00:0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8]-[.B238]+([.C238]&lt;[.B238]))" office:value-type="time" office:time-value="PT00H00M00S" calcext:value-type="time">
            <text:p>00:00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39]-[.B239]+([.C239]&lt;[.B239]))" office:value-type="time" office:time-value="PT00H00M00S" calcext:value-type="time">
            <text:p>00:0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0]-[.B240]+([.C240]&lt;[.B240]))" office:value-type="time" office:time-value="PT00H00M00S" calcext:value-type="time">
            <text:p>00:00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1]-[.B241]+([.C241]&lt;[.B241]))" office:value-type="time" office:time-value="PT00H00M00S" calcext:value-type="time">
            <text:p>00:00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2]-[.B242]+([.C242]&lt;[.B242]))" office:value-type="time" office:time-value="PT00H00M00S" calcext:value-type="time">
            <text:p>00:00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3]-[.B243]+([.C243]&lt;[.B243]))" office:value-type="time" office:time-value="PT00H00M00S" calcext:value-type="time">
            <text:p>00:0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4]-[.B244]+([.C244]&lt;[.B244]))" office:value-type="time" office:time-value="PT00H00M00S" calcext:value-type="time">
            <text:p>00:0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5]-[.B245]+([.C245]&lt;[.B245]))" office:value-type="time" office:time-value="PT00H00M00S" calcext:value-type="time">
            <text:p>00:0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6]-[.B246]+([.C246]&lt;[.B246]))" office:value-type="time" office:time-value="PT00H00M00S" calcext:value-type="time">
            <text:p>00:0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7]-[.B247]+([.C247]&lt;[.B247]))" office:value-type="time" office:time-value="PT00H00M00S" calcext:value-type="time">
            <text:p>00:00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8]-[.B248]+([.C248]&lt;[.B248]))" office:value-type="time" office:time-value="PT00H00M00S" calcext:value-type="time">
            <text:p>00:0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49]-[.B249]+([.C249]&lt;[.B249]))" office:value-type="time" office:time-value="PT00H00M00S" calcext:value-type="time">
            <text:p>00:00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0]-[.B250]+([.C250]&lt;[.B250]))" office:value-type="time" office:time-value="PT00H00M00S" calcext:value-type="time">
            <text:p>00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1]-[.B251]+([.C251]&lt;[.B251]))" office:value-type="time" office:time-value="PT00H00M00S" calcext:value-type="time">
            <text:p>00:00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2]-[.B252]+([.C252]&lt;[.B252]))" office:value-type="time" office:time-value="PT00H00M00S" calcext:value-type="time">
            <text:p>00:0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3]-[.B253]+([.C253]&lt;[.B253]))" office:value-type="time" office:time-value="PT00H00M00S" calcext:value-type="time">
            <text:p>00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4]-[.B254]+([.C254]&lt;[.B254]))" office:value-type="time" office:time-value="PT00H00M00S" calcext:value-type="time">
            <text:p>00:00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5]-[.B255]+([.C255]&lt;[.B255]))" office:value-type="time" office:time-value="PT00H00M00S" calcext:value-type="time">
            <text:p>00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6]-[.B256]+([.C256]&lt;[.B256]))" office:value-type="time" office:time-value="PT00H00M00S" calcext:value-type="time">
            <text:p>00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7]-[.B257]+([.C257]&lt;[.B257]))" office:value-type="time" office:time-value="PT00H00M00S" calcext:value-type="time">
            <text:p>00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8]-[.B258]+([.C258]&lt;[.B258]))" office:value-type="time" office:time-value="PT00H00M00S" calcext:value-type="time">
            <text:p>00:00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59]-[.B259]+([.C259]&lt;[.B259]))" office:value-type="time" office:time-value="PT00H00M00S" calcext:value-type="time">
            <text:p>00:0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0]-[.B260]+([.C260]&lt;[.B260]))" office:value-type="time" office:time-value="PT00H00M00S" calcext:value-type="time">
            <text:p>00:0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1]-[.B261]+([.C261]&lt;[.B261]))" office:value-type="time" office:time-value="PT00H00M00S" calcext:value-type="time">
            <text:p>00:00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2]-[.B262]+([.C262]&lt;[.B262]))" office:value-type="time" office:time-value="PT00H00M00S" calcext:value-type="time">
            <text:p>00:00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3]-[.B263]+([.C263]&lt;[.B263]))" office:value-type="time" office:time-value="PT00H00M00S" calcext:value-type="time">
            <text:p>00:0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4]-[.B264]+([.C264]&lt;[.B264]))" office:value-type="time" office:time-value="PT00H00M00S" calcext:value-type="time">
            <text:p>00:0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5]-[.B265]+([.C265]&lt;[.B265]))" office:value-type="time" office:time-value="PT00H00M00S" calcext:value-type="time">
            <text:p>00:00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6]-[.B266]+([.C266]&lt;[.B266]))" office:value-type="time" office:time-value="PT00H00M00S" calcext:value-type="time">
            <text:p>00:00</text:p>
          </table:table-cell>
          <table:table-cell table:number-columns-repeated="10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7]-[.B267]+([.C267]&lt;[.B267]))" office:value-type="time" office:time-value="PT00H00M00S" calcext:value-type="time">
            <text:p>00:0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8]-[.B268]+([.C268]&lt;[.B268]))" office:value-type="time" office:time-value="PT00H00M00S" calcext:value-type="time">
            <text:p>00:00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69]-[.B269]+([.C269]&lt;[.B269]))" office:value-type="time" office:time-value="PT00H00M00S" calcext:value-type="time">
            <text:p>00:0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0]-[.B270]+([.C270]&lt;[.B270]))" office:value-type="time" office:time-value="PT00H00M00S" calcext:value-type="time">
            <text:p>00:00</text:p>
          </table:table-cell>
          <table:table-cell table:number-columns-repeated="10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1]-[.B271]+([.C271]&lt;[.B271]))" office:value-type="time" office:time-value="PT00H00M00S" calcext:value-type="time">
            <text:p>00:00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2]-[.B272]+([.C272]&lt;[.B272]))" office:value-type="time" office:time-value="PT00H00M00S" calcext:value-type="time">
            <text:p>00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3]-[.B273]+([.C273]&lt;[.B273]))" office:value-type="time" office:time-value="PT00H00M00S" calcext:value-type="time">
            <text:p>00:0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4]-[.B274]+([.C274]&lt;[.B274]))" office:value-type="time" office:time-value="PT00H00M00S" calcext:value-type="time">
            <text:p>00:0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5]-[.B275]+([.C275]&lt;[.B275]))" office:value-type="time" office:time-value="PT00H00M00S" calcext:value-type="time">
            <text:p>00:00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6]-[.B276]+([.C276]&lt;[.B276]))" office:value-type="time" office:time-value="PT00H00M00S" calcext:value-type="time">
            <text:p>00:00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7]-[.B277]+([.C277]&lt;[.B277]))" office:value-type="time" office:time-value="PT00H00M00S" calcext:value-type="time">
            <text:p>00:00</text:p>
          </table:table-cell>
          <table:table-cell table:number-columns-repeated="10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([.C278]-[.B278]+([.C278]&lt;[.B278]))" office:value-type="time" office:time-value="PT00H00M00S" calcext:value-type="time">
            <text:p>00:00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Start Time</text:p>
          </table:table-cell>
          <table:table-cell table:style-name="ce12" office:value-type="string" calcext:value-type="string">
            <text:p>Stop Time</text:p>
          </table:table-cell>
          <table:table-cell table:style-name="ce12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1" table:formula="of:=TEXT(MAX([Sheet1.A$1:.A$1048576])-WEEKDAY(MAX([Sheet1.A$1:.A$1048576]))+1; &quot;&gt;0&quot;)" office:value-type="string" office:string-value="&gt;44654" calcext:value-type="string">
            <text:p>&gt;44654</text:p>
          </table:table-cell>
          <table:table-cell table:style-name="ce12" table:number-columns-repeated="3"/>
          <table:table-cell table:number-columns-repeated="4"/>
        </table:table-row>
        <table:table-row table:style-name="ro1">
          <table:table-cell table:style-name="ce22"/>
          <table:table-cell table:style-name="ce23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2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Stop Time</text:p>
          </table:table-cell>
          <table:table-cell table:style-name="ce10" office:value-type="string" calcext:value-type="string">
            <text:p>Total Time</text:p>
          </table:table-cell>
          <table:table-cell/>
          <table:table-cell table:style-name="ce10" table:formula="of:=SUM([.D$1:.D$1048576])" office:value-type="time" office:time-value="PT08H30M00S" calcext:value-type="time">
            <text:p>08:30</text:p>
          </table:table-cell>
          <table:table-cell table:number-columns-repeated="10"/>
        </table:table-row>
        <table:table-row table:style-name="ro1">
          <table:table-cell table:style-name="ce1" office:value-type="date" office:date-value="2022-04-04" calcext:value-type="date">
            <text:p>04/04/2022</text:p>
          </table:table-cell>
          <table:table-cell table:style-name="ce3" office:value-type="time" office:time-value="PT15H20M00S" calcext:value-type="time">
            <text:p>03:20 PM</text:p>
          </table:table-cell>
          <table:table-cell table:style-name="ce3" office:value-type="time" office:time-value="PT19H15M00S" calcext:value-type="time">
            <text:p>07:15 PM</text:p>
          </table:table-cell>
          <table:table-cell table:style-name="ce9" table:formula="of:=([.C2]-[.B2]+([.C2]&lt;[.B2]))" office:value-type="time" office:time-value="PT03H55M00S" calcext:value-type="time">
            <text:p>03:55:00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4-04" calcext:value-type="date">
            <text:p>04/04/2022</text:p>
          </table:table-cell>
          <table:table-cell table:style-name="ce3" office:value-type="time" office:time-value="PT21H20M00S" calcext:value-type="time">
            <text:p>09:20 PM</text:p>
          </table:table-cell>
          <table:table-cell table:style-name="ce3" office:value-type="time" office:time-value="PT01H55M00S" calcext:value-type="time">
            <text:p>01:55 AM</text:p>
          </table:table-cell>
          <table:table-cell table:style-name="ce9" table:formula="of:=([.C3]-[.B3]+([.C3]&lt;[.B3]))" office:value-type="time" office:time-value="PT04H35M00S" calcext:value-type="time">
            <text:p>04:35:00</text:p>
          </table:table-cell>
          <table:table-cell table:number-columns-repeated="12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office:value-type="float" office:value="54" calcext:value-type="float">
            <text:p>54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2"/>
        </table:table-row>
        <table:table-row table:style-name="ro1" table:number-rows-repeated="104856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D278" table:orientation="column">
          <table:filter table:target-range-address="Sheet3.A1" table:condition-source-range-address="Sheet2.A1:Sheet2.D2">
            <table:filter-and>
              <table:filter-condition table:data-type="number" table:value="44654" table:operator="&gt;" table:field-number="0"/>
            </table:filter-and>
          </table:filter>
        </table:database-range>
        <table:database-range table:name="__Anonymous_Sheet_DB__2" table:target-range-address="Sheet3.A1:Sheet3.D3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5:20:57.7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3T12:53:41.253000000</meta:creation-date>
    <dc:date>2022-04-05T01:54:24.147000000</dc:date>
    <meta:editing-duration>P184DT13H11M35S</meta:editing-duration>
    <meta:editing-cycles>1119</meta:editing-cycles>
    <meta:generator>LibreOffice/7.2.5.2$Windows_X86_64 LibreOffice_project/499f9727c189e6ef3471021d6132d4c694f357e5</meta:generator>
    <meta:document-statistic meta:table-count="3" meta:cell-count="1185" meta:object-count="0"/>
  </office:meta>
</office:document-meta>
</file>